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1012" table:default-cell-style-name="Default"/>
        <table:table-row table:style-name="ro2">
          <table:table-cell table:number-columns-repeated="5"/>
          <table:table-cell office:value-type="string">
            <text:p>RLCSA</text:p>
          </table:table-cell>
          <table:table-cell table:number-columns-repeated="3"/>
          <table:table-cell office:value-type="string">
            <text:p>Sad-CSA</text:p>
          </table:table-cell>
          <table:table-cell table:number-columns-repeated="1014"/>
        </table:table-row>
        <table:table-row table:style-name="ro2">
          <table:table-cell office:value-type="string">
            <text:p>Data set</text:p>
          </table:table-cell>
          <table:table-cell office:value-type="string">
            <text:p>Size</text:p>
          </table:table-cell>
          <table:table-cell office:value-type="string">
            <text:p>Size (MB)</text:p>
          </table:table-cell>
          <table:table-cell office:value-type="string">
            <text:p>Occurrences</text:p>
          </table:table-cell>
          <table:table-cell/>
          <table:table-cell office:value-type="string">
            <text:p>Size (MB)</text:p>
          </table:table-cell>
          <table:table-cell office:value-type="string">
            <text:p>Time</text:p>
          </table:table-cell>
          <table:table-cell office:value-type="string">
            <text:p>MB / s</text:p>
          </table:table-cell>
          <table:table-cell/>
          <table:table-cell office:value-type="string">
            <text:p>Size (MB)</text:p>
          </table:table-cell>
          <table:table-cell office:value-type="string">
            <text:p>Time</text:p>
          </table:table-cell>
          <table:table-cell office:value-type="string">
            <text:p>MB / s</text:p>
          </table:table-cell>
          <table:table-cell table:number-columns-repeated="1012"/>
        </table:table-row>
        <table:table-row table:style-name="ro2">
          <table:table-cell office:value-type="string">
            <text:p>fiwiki</text:p>
          </table:table-cell>
          <table:table-cell office:value-type="float" office:value="419437292">
            <text:p>419437292</text:p>
          </table:table-cell>
          <table:table-cell table:formula="of:=[.B3]/1048576" office:value-type="float" office:value="400.006572723389">
            <text:p>400,01</text:p>
          </table:table-cell>
          <table:table-cell office:value-type="float" office:value="222558292">
            <text:p>222558292</text:p>
          </table:table-cell>
          <table:table-cell/>
          <table:table-cell office:value-type="float" office:value="5.63345">
            <text:p>5,63</text:p>
          </table:table-cell>
          <table:table-cell office:value-type="float" office:value="0.701102">
            <text:p>0,70</text:p>
          </table:table-cell>
          <table:table-cell table:formula="of:=1/([.G3]*1.048576)" office:value-type="float" office:value="1.36025045771692">
            <text:p>1,36</text:p>
          </table:table-cell>
          <table:table-cell/>
          <table:table-cell table:formula="of:=55631312/1048576" office:value-type="float" office:value="53.0541534423828">
            <text:p>53,05</text:p>
          </table:table-cell>
          <table:table-cell office:value-type="float" office:value="2.49">
            <text:p>2,49</text:p>
          </table:table-cell>
          <table:table-cell table:formula="of:=1/([.K3]*1.048576)" office:value-type="float" office:value="0.383001733496486">
            <text:p>0,38</text:p>
          </table:table-cell>
          <table:table-cell table:number-columns-repeated="1012"/>
        </table:table-row>
        <table:table-row table:style-name="ro2">
          <table:table-cell office:value-type="string">
            <text:p>para</text:p>
          </table:table-cell>
          <table:table-cell office:value-type="float" office:value="429265789">
            <text:p>429265789</text:p>
          </table:table-cell>
          <table:table-cell table:formula="of:=[.B4]/1048576" office:value-type="float" office:value="409.379757881165">
            <text:p>409,38</text:p>
          </table:table-cell>
          <table:table-cell office:value-type="float" office:value="1724364">
            <text:p>1724364</text:p>
          </table:table-cell>
          <table:table-cell/>
          <table:table-cell office:value-type="float" office:value="41.3434">
            <text:p>41,34</text:p>
          </table:table-cell>
          <table:table-cell office:value-type="float" office:value="0.85449">
            <text:p>0,85</text:p>
          </table:table-cell>
          <table:table-cell table:formula="of:=1/([.G4]*1.048576)" office:value-type="float" office:value="1.1160742857216">
            <text:p>1,12</text:p>
          </table:table-cell>
          <table:table-cell/>
          <table:table-cell table:formula="of:=73320628/1048576" office:value-type="float" office:value="69.923999786377">
            <text:p>69,92</text:p>
          </table:table-cell>
          <table:table-cell office:value-type="float" office:value="2.82">
            <text:p>2,82</text:p>
          </table:table-cell>
          <table:table-cell table:formula="of:=1/([.K4]*1.048576)" office:value-type="float" office:value="0.338182381704344">
            <text:p>0,34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fiwiki (time)</text:p>
          </table:table-cell>
          <table:table-cell table:number-columns-repeated="4"/>
          <table:table-cell office:value-type="string">
            <text:p>para (time)</text:p>
          </table:table-cell>
          <table:table-cell table:style-name="ce1"/>
          <table:table-cell table:style-name="Default"/>
          <table:table-cell table:number-columns-repeated="1014"/>
        </table:table-row>
        <table:table-row table:style-name="ro2">
          <table:table-cell table:style-name="ce1" office:value-type="string">
            <text:p>Index</text:p>
          </table:table-cell>
          <table:table-cell/>
          <table:table-cell table:style-name="ce1" office:value-type="float" office:value="32">
            <text:p>32</text:p>
          </table:table-cell>
          <table:table-cell office:value-type="float" office:value="64">
            <text:p>6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56">
            <text:p>256</text:p>
          </table:table-cell>
          <table:table-cell table:style-name="ce1"/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56">
            <text:p>256</text:p>
          </table:table-cell>
          <table:table-cell table:style-name="ce1" table:number-columns-repeated="1013"/>
        </table:table-row>
        <table:table-row table:style-name="ro2">
          <table:table-cell table:style-name="ce2" office:value-type="string">
            <text:p>RLCSA</text:p>
          </table:table-cell>
          <table:table-cell table:style-name="ce2"/>
          <table:table-cell office:value-type="float" office:value="1452.98">
            <text:p>1452,98</text:p>
          </table:table-cell>
          <table:table-cell table:style-name="ce2" office:value-type="float" office:value="2932.22">
            <text:p>2932,22</text:p>
          </table:table-cell>
          <table:table-cell table:style-name="ce2" office:value-type="float" office:value="6053.07">
            <text:p>6053,07</text:p>
          </table:table-cell>
          <table:table-cell office:value-type="float" office:value="12027.9">
            <text:p>12027,90</text:p>
          </table:table-cell>
          <table:table-cell/>
          <table:table-cell office:value-type="float" office:value="16.7645">
            <text:p>16,76</text:p>
          </table:table-cell>
          <table:table-cell table:style-name="ce2" office:value-type="float" office:value="33.076">
            <text:p>33,08</text:p>
          </table:table-cell>
          <table:table-cell office:value-type="float" office:value="66.291">
            <text:p>66,29</text:p>
          </table:table-cell>
          <table:table-cell office:value-type="float" office:value="131.696">
            <text:p>131,70</text:p>
          </table:table-cell>
          <table:table-cell/>
          <table:table-cell table:style-name="ce2" table:number-columns-repeated="1012"/>
        </table:table-row>
        <table:table-row table:style-name="ro2">
          <table:table-cell table:style-name="ce2" office:value-type="string">
            <text:p>RLCSA-OPT</text:p>
          </table:table-cell>
          <table:table-cell table:style-name="ce2"/>
          <table:table-cell office:value-type="float" office:value="106.042">
            <text:p>106,04</text:p>
          </table:table-cell>
          <table:table-cell table:style-name="ce2" office:value-type="float" office:value="173.782">
            <text:p>173,78</text:p>
          </table:table-cell>
          <table:table-cell table:style-name="ce2" office:value-type="float" office:value="344.107">
            <text:p>344,11</text:p>
          </table:table-cell>
          <table:table-cell office:value-type="float" office:value="695.193">
            <text:p>695,19</text:p>
          </table:table-cell>
          <table:table-cell/>
          <table:table-cell office:value-type="float" office:value="3.99416">
            <text:p>3,99</text:p>
          </table:table-cell>
          <table:table-cell table:style-name="ce2" office:value-type="float" office:value="7.36077">
            <text:p>7,36</text:p>
          </table:table-cell>
          <table:table-cell office:value-type="float" office:value="15.3262">
            <text:p>15,33</text:p>
          </table:table-cell>
          <table:table-cell office:value-type="float" office:value="34.137">
            <text:p>34,14</text:p>
          </table:table-cell>
          <table:table-cell/>
          <table:table-cell table:style-name="ce2" table:number-columns-repeated="1012"/>
        </table:table-row>
        <table:table-row table:style-name="ro2">
          <table:table-cell table:style-name="ce2" office:value-type="string">
            <text:p>Sad-CSA</text:p>
          </table:table-cell>
          <table:table-cell table:style-name="ce2"/>
          <table:table-cell office:value-type="float" office:value="328.87">
            <text:p>328,87</text:p>
          </table:table-cell>
          <table:table-cell table:style-name="ce2" office:value-type="float" office:value="562.17">
            <text:p>562,17</text:p>
          </table:table-cell>
          <table:table-cell table:style-name="ce2" office:value-type="float" office:value="1028.49">
            <text:p>1028,49</text:p>
          </table:table-cell>
          <table:table-cell office:value-type="float" office:value="1991.98">
            <text:p>1991,98</text:p>
          </table:table-cell>
          <table:table-cell/>
          <table:table-cell office:value-type="float" office:value="11.99">
            <text:p>11,99</text:p>
          </table:table-cell>
          <table:table-cell table:style-name="ce2" office:value-type="float" office:value="22">
            <text:p>22,00</text:p>
          </table:table-cell>
          <table:table-cell office:value-type="float" office:value="42.67">
            <text:p>42,67</text:p>
          </table:table-cell>
          <table:table-cell office:value-type="float" office:value="87.7">
            <text:p>87,70</text:p>
          </table:table-cell>
          <table:table-cell/>
          <table:table-cell table:style-name="ce2"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fiwiki (us / occ)</text:p>
          </table:table-cell>
          <table:table-cell table:number-columns-repeated="4"/>
          <table:table-cell office:value-type="string">
            <text:p>para (us / occ)</text:p>
          </table:table-cell>
          <table:table-cell table:style-name="ce1"/>
          <table:table-cell table:style-name="Default"/>
          <table:table-cell table:number-columns-repeated="1014"/>
        </table:table-row>
        <table:table-row table:style-name="ro2">
          <table:table-cell table:style-name="ce1" office:value-type="string">
            <text:p>Index</text:p>
          </table:table-cell>
          <table:table-cell/>
          <table:table-cell table:style-name="ce1" office:value-type="float" office:value="32">
            <text:p>32</text:p>
          </table:table-cell>
          <table:table-cell office:value-type="float" office:value="64">
            <text:p>6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56">
            <text:p>256</text:p>
          </table:table-cell>
          <table:table-cell table:style-name="ce1"/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56">
            <text:p>256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RLCSA</text:p>
          </table:table-cell>
          <table:table-cell table:style-name="ce2"/>
          <table:table-cell table:formula="of:=1000000*[.C11]/[.$D$3]" office:value-type="float" office:value="6.52853680239422">
            <text:p>6,53</text:p>
          </table:table-cell>
          <table:table-cell table:style-name="ce2" table:formula="of:=1000000*[.D11]/[.$D$3]" office:value-type="float" office:value="13.1750651645008">
            <text:p>13,18</text:p>
          </table:table-cell>
          <table:table-cell table:style-name="ce2" table:formula="of:=1000000*[.E11]/[.$D$3]" office:value-type="float" office:value="27.197683562381">
            <text:p>27,20</text:p>
          </table:table-cell>
          <table:table-cell table:formula="of:=1000000*[.F11]/[.$D$3]" office:value-type="float" office:value="54.0438187762512">
            <text:p>54,04</text:p>
          </table:table-cell>
          <table:table-cell/>
          <table:table-cell table:formula="of:=1000000*[.H11]/[.$D$4]" office:value-type="float" office:value="9.72213523362817">
            <text:p>9,72</text:p>
          </table:table-cell>
          <table:table-cell table:style-name="ce2" table:formula="of:=1000000*[.I11]/[.$D$4]" office:value-type="float" office:value="19.1815649132086">
            <text:p>19,18</text:p>
          </table:table-cell>
          <table:table-cell table:formula="of:=1000000*[.J11]/[.$D$4]" office:value-type="float" office:value="38.4437392569086">
            <text:p>38,44</text:p>
          </table:table-cell>
          <table:table-cell table:formula="of:=1000000*[.K11]/[.$D$4]" office:value-type="float" office:value="76.3736658849292">
            <text:p>76,37</text:p>
          </table:table-cell>
          <table:table-cell/>
          <table:table-cell table:style-name="ce2" table:number-columns-repeated="1012"/>
        </table:table-row>
        <table:table-row table:style-name="ro2">
          <table:table-cell table:style-name="ce2" office:value-type="string">
            <text:p>RLCSA-OPT</text:p>
          </table:table-cell>
          <table:table-cell table:style-name="ce2"/>
          <table:table-cell table:formula="of:=1000000*[.C12]/[.$D$3]" office:value-type="float" office:value="0.476468430122568">
            <text:p>0,48</text:p>
          </table:table-cell>
          <table:table-cell table:style-name="ce2" table:formula="of:=1000000*[.D12]/[.$D$3]" office:value-type="float" office:value="0.780838127567945">
            <text:p>0,78</text:p>
          </table:table-cell>
          <table:table-cell table:style-name="ce2" table:formula="of:=1000000*[.E12]/[.$D$3]" office:value-type="float" office:value="1.54614324592319">
            <text:p>1,55</text:p>
          </table:table-cell>
          <table:table-cell table:formula="of:=1000000*[.F12]/[.$D$3]" office:value-type="float" office:value="3.1236445685879">
            <text:p>3,12</text:p>
          </table:table-cell>
          <table:table-cell/>
          <table:table-cell table:formula="of:=1000000*[.H12]/[.$D$4]" office:value-type="float" office:value="2.3163090855527">
            <text:p>2,32</text:p>
          </table:table-cell>
          <table:table-cell table:style-name="ce2" table:formula="of:=1000000*[.I12]/[.$D$4]" office:value-type="float" office:value="4.26868688977501">
            <text:p>4,27</text:p>
          </table:table-cell>
          <table:table-cell table:formula="of:=1000000*[.J12]/[.$D$4]" office:value-type="float" office:value="8.88803060142754">
            <text:p>8,89</text:p>
          </table:table-cell>
          <table:table-cell table:formula="of:=1000000*[.K12]/[.$D$4]" office:value-type="float" office:value="19.7968642351615">
            <text:p>19,80</text:p>
          </table:table-cell>
          <table:table-cell/>
          <table:table-cell table:style-name="ce2" table:number-columns-repeated="1012"/>
        </table:table-row>
        <table:table-row table:style-name="ro2">
          <table:table-cell table:style-name="ce2" office:value-type="string">
            <text:p>Sad-CSA</text:p>
          </table:table-cell>
          <table:table-cell table:style-name="ce2"/>
          <table:table-cell table:formula="of:=1000000*[.C13]/[.$D$3]" office:value-type="float" office:value="1.47768028341986">
            <text:p>1,48</text:p>
          </table:table-cell>
          <table:table-cell table:style-name="ce2" table:formula="of:=1000000*[.D13]/[.$D$3]" office:value-type="float" office:value="2.52594497804647">
            <text:p>2,53</text:p>
          </table:table-cell>
          <table:table-cell table:style-name="ce2" table:formula="of:=1000000*[.E13]/[.$D$3]" office:value-type="float" office:value="4.62121626993795">
            <text:p>4,62</text:p>
          </table:table-cell>
          <table:table-cell table:formula="of:=1000000*[.F13]/[.$D$3]" office:value-type="float" office:value="8.95037422375617">
            <text:p>8,95</text:p>
          </table:table-cell>
          <table:table-cell/>
          <table:table-cell table:formula="of:=1000000*[.H13]/[.$D$4]" office:value-type="float" office:value="6.95328828484009">
            <text:p>6,95</text:p>
          </table:table-cell>
          <table:table-cell table:style-name="ce2" table:formula="of:=1000000*[.I13]/[.$D$4]" office:value-type="float" office:value="12.758327128147">
            <text:p>12,76</text:p>
          </table:table-cell>
          <table:table-cell table:formula="of:=1000000*[.J13]/[.$D$4]" office:value-type="float" office:value="24.7453553890014">
            <text:p>24,75</text:p>
          </table:table-cell>
          <table:table-cell table:formula="of:=1000000*[.K13]/[.$D$4]" office:value-type="float" office:value="50.8593313244767">
            <text:p>50,86</text:p>
          </table:table-cell>
          <table:table-cell/>
          <table:table-cell table:style-name="ce2"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ize (MB)</text:p>
          </table:table-cell>
          <table:table-cell table:number-columns-repeated="4"/>
          <table:table-cell office:value-type="string">
            <text:p>Size (MB)</text:p>
          </table:table-cell>
          <table:table-cell table:style-name="ce1"/>
          <table:table-cell table:style-name="Default"/>
          <table:table-cell table:number-columns-repeated="1014"/>
        </table:table-row>
        <table:table-row table:style-name="ro2">
          <table:table-cell table:style-name="ce1" office:value-type="string">
            <text:p>Index</text:p>
          </table:table-cell>
          <table:table-cell/>
          <table:table-cell table:style-name="ce1" office:value-type="float" office:value="32">
            <text:p>32</text:p>
          </table:table-cell>
          <table:table-cell office:value-type="float" office:value="64">
            <text:p>6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56">
            <text:p>256</text:p>
          </table:table-cell>
          <table:table-cell table:style-name="ce1"/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56">
            <text:p>256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RLCSA</text:p>
          </table:table-cell>
          <table:table-cell table:style-name="ce2"/>
          <table:table-cell office:value-type="float" office:value="99.2504">
            <text:p>99,25</text:p>
          </table:table-cell>
          <table:table-cell table:style-name="ce2" office:value-type="float" office:value="52.3012">
            <text:p>52,30</text:p>
          </table:table-cell>
          <table:table-cell table:style-name="ce2" office:value-type="float" office:value="28.9797">
            <text:p>28,98</text:p>
          </table:table-cell>
          <table:table-cell office:value-type="float" office:value="17.2903">
            <text:p>17,29</text:p>
          </table:table-cell>
          <table:table-cell/>
          <table:table-cell office:value-type="float" office:value="137.706">
            <text:p>137,71</text:p>
          </table:table-cell>
          <table:table-cell table:style-name="ce2" office:value-type="float" office:value="89.4529">
            <text:p>89,45</text:p>
          </table:table-cell>
          <table:table-cell office:value-type="float" office:value="65.4569">
            <text:p>65,46</text:p>
          </table:table-cell>
          <table:table-cell office:value-type="float" office:value="53.4077">
            <text:p>53,4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RLCSA-OPT</text:p>
          </table:table-cell>
          <table:table-cell table:style-name="ce2"/>
          <table:table-cell table:formula="of:=[.C25]" office:value-type="float" office:value="99.2504">
            <text:p>99,25</text:p>
          </table:table-cell>
          <table:table-cell table:style-name="ce2" table:formula="of:=[.D25]" office:value-type="float" office:value="52.3012">
            <text:p>52,30</text:p>
          </table:table-cell>
          <table:table-cell table:style-name="ce2" table:formula="of:=[.E25]" office:value-type="float" office:value="28.9797">
            <text:p>28,98</text:p>
          </table:table-cell>
          <table:table-cell table:formula="of:=[.F25]" office:value-type="float" office:value="17.2903">
            <text:p>17,29</text:p>
          </table:table-cell>
          <table:table-cell/>
          <table:table-cell table:formula="of:=[.H25]" office:value-type="float" office:value="137.706">
            <text:p>137,71</text:p>
          </table:table-cell>
          <table:table-cell table:style-name="ce2" table:formula="of:=[.I25]" office:value-type="float" office:value="89.4529">
            <text:p>89,45</text:p>
          </table:table-cell>
          <table:table-cell table:formula="of:=[.J25]" office:value-type="float" office:value="65.4569">
            <text:p>65,46</text:p>
          </table:table-cell>
          <table:table-cell table:formula="of:=[.K25]" office:value-type="float" office:value="53.4077">
            <text:p>53,4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Sad-CSA</text:p>
          </table:table-cell>
          <table:table-cell table:style-name="ce2"/>
          <table:table-cell table:formula="of:=134334/1024" office:value-type="float" office:value="131.185546875">
            <text:p>131,19</text:p>
          </table:table-cell>
          <table:table-cell table:style-name="ce2" table:formula="of:=107134/1024" office:value-type="float" office:value="104.623046875">
            <text:p>104,62</text:p>
          </table:table-cell>
          <table:table-cell table:style-name="ce2" table:formula="of:=93533/1024" office:value-type="float" office:value="91.3408203125">
            <text:p>91,34</text:p>
          </table:table-cell>
          <table:table-cell table:formula="of:=86733/1024" office:value-type="float" office:value="84.7001953125">
            <text:p>84,70</text:p>
          </table:table-cell>
          <table:table-cell/>
          <table:table-cell table:formula="of:=153482/1024" office:value-type="float" office:value="149.884765625">
            <text:p>149,88</text:p>
          </table:table-cell>
          <table:table-cell table:style-name="ce2" table:formula="of:=125644/1024" office:value-type="float" office:value="122.69921875">
            <text:p>122,70</text:p>
          </table:table-cell>
          <table:table-cell table:formula="of:=111725/1024" office:value-type="float" office:value="109.1064453125">
            <text:p>109,11</text:p>
          </table:table-cell>
          <table:table-cell table:formula="of:=104766/1024" office:value-type="float" office:value="102.310546875">
            <text:p>102,31</text:p>
          </table:table-cell>
          <table:table-cell table:number-columns-repeated="101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formula="of:=[.C11]/[.C12]" office:value-type="float" office:value="13.7019294241904">
            <text:p>13,70</text:p>
          </table:table-cell>
          <table:table-cell table:style-name="ce2" table:formula="of:=[.D11]/[.D12]" office:value-type="float" office:value="16.8729787895179">
            <text:p>16,87</text:p>
          </table:table-cell>
          <table:table-cell table:style-name="ce2" table:formula="of:=[.E11]/[.E12]" office:value-type="float" office:value="17.5906622068136">
            <text:p>17,59</text:p>
          </table:table-cell>
          <table:table-cell table:formula="of:=[.F11]/[.F12]" office:value-type="float" office:value="17.301526338729">
            <text:p>17,30</text:p>
          </table:table-cell>
          <table:table-cell/>
          <table:table-cell table:formula="of:=[.H11]/[.H12]" office:value-type="float" office:value="4.19725298936447">
            <text:p>4,20</text:p>
          </table:table-cell>
          <table:table-cell table:style-name="ce2" table:formula="of:=[.I11]/[.I12]" office:value-type="float" office:value="4.49355162571307">
            <text:p>4,49</text:p>
          </table:table-cell>
          <table:table-cell table:formula="of:=[.J11]/[.J12]" office:value-type="float" office:value="4.3253383095614">
            <text:p>4,33</text:p>
          </table:table-cell>
          <table:table-cell table:formula="of:=[.K11]/[.K12]" office:value-type="float" office:value="3.85786683071154">
            <text:p>3,86</text:p>
          </table:table-cell>
          <table:table-cell table:number-columns-repeated="101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3">13.10.2011</text:date>, <text:time>18:3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8T09:49:33</meta:creation-date>
    <dc:date>2011-10-13T18:38:36</dc:date>
    <meta:editing-duration>PT3H55M58S</meta:editing-duration>
    <meta:editing-cycles>38</meta:editing-cycles>
    <meta:generator>LibreOffice/3.3$Unix LibreOffice_project/330m19$Build-6</meta:generator>
    <meta:document-statistic meta:table-count="3" meta:cell-count="154" meta:object-count="0"/>
  </office:meta>
</office:document-meta>
</file>